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 style:data-style-name="N50"/>
    <style:style style:name="ce2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4"/>
          <table:covered-table-cell table:number-columns-repeated="2" table:style-name="ce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2" office:value-type="date" office:date-value="2021-12-05T23:17:59.97069" calcext:value-type="date">
            <text:p>12/05/21 11:18 PM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rror %</text:p>
          </table:table-cell>
          <table:covered-table-cell table:style-name="ce3"/>
          <table:table-cell/>
          <table:table-cell office:value-type="string" calcext:value-type="string" table:number-columns-spanned="3" table:number-rows-spanned="1">
            <text:p>blast model(od=1.75)</text:p>
          </table:table-cell>
          <table:covered-table-cell table:number-columns-repeated="2" table:style-name="ce3"/>
          <table:table-cell table:number-columns-repeated="9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/>
          <table:table-cell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9" calcext:value-type="float">
            <text:p>0.139</text:p>
          </table:table-cell>
          <table:table-cell table:style-name="ce3" office:value-type="float" office:value="1.94" calcext:value-type="float">
            <text:p>1.94</text:p>
          </table:table-cell>
          <table:table-cell table:style-name="ce3" office:value-type="float" office:value="3.722" calcext:value-type="float">
            <text:p>3.722</text:p>
          </table:table-cell>
          <table:table-cell table:style-name="ce3" table:formula="of:=ABS([.E5]-[.H5])/[.E5]*100" office:value-type="float" office:value="15.6521739130435" calcext:value-type="float">
            <text:p>15.6521739130435</text:p>
          </table:table-cell>
          <table:table-cell table:style-name="ce3" table:formula="of:=ABS([.F5]-[.I5])/[.F5]*100" office:value-type="float" office:value="17.2888888888889" calcext:value-type="float">
            <text:p>17.2888888888889</text:p>
          </table:table-cell>
          <table:table-cell/>
          <table:table-cell office:value-type="float" office:value="0.135" calcext:value-type="float">
            <text:p>0.135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6" calcext:value-type="float">
            <text:p>0.2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91" calcext:value-type="float">
            <text:p>6.91</text:p>
          </table:table-cell>
          <table:table-cell table:style-name="ce3" table:formula="of:=ABS([.E6]-[.H6])/[.E6]*100" office:value-type="float" office:value="15.6118143459916" calcext:value-type="float">
            <text:p>15.6118143459916</text:p>
          </table:table-cell>
          <table:table-cell table:style-name="ce3" table:formula="of:=ABS([.F6]-[.I6])/[.F6]*100" office:value-type="float" office:value="4.02777777777778" calcext:value-type="float">
            <text:p>4.02777777777778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]^4+0.0363*[.C7]^3-0.941*[.C7]^2+8.96*[.C7]+2)*0.175" office:value-type="float" office:value="5.0807288" calcext:value-type="float">
            <text:p>5.0807288</text:p>
          </table:table-cell>
          <table:table-cell/>
          <table:table-cell office:value-type="float" office:value="0.396323768948639" calcext:value-type="float">
            <text:p>0.396323768948639</text:p>
          </table:table-cell>
          <table:table-cell table:style-name="ce3" office:value-type="float" office:value="5.52965793010072" calcext:value-type="float">
            <text:p>5.52965793010072</text:p>
          </table:table-cell>
          <table:table-cell table:style-name="ce3" office:value-type="float" office:value="10.5959016192993" calcext:value-type="float">
            <text:p>10.5959016192993</text:p>
          </table:table-cell>
          <table:table-cell table:style-name="ce3" table:formula="of:=ABS([.E7]-[.H7])/[.E7]*100" office:value-type="float" office:value="8.83591995897754" calcext:value-type="float">
            <text:p>8.83591995897754</text:p>
          </table:table-cell>
          <table:table-cell table:style-name="ce3" table:formula="of:=ABS([.F7]-[.I7])/[.F7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]^4+0.0363*[.C8]^3-0.941*[.C8]^2+8.96*[.C8]+2)*0.175" office:value-type="float" office:value="5.21145905" calcext:value-type="float">
            <text:p>5.21145905</text:p>
          </table:table-cell>
          <table:table-cell/>
          <table:table-cell office:value-type="float" office:value="0.475421488071476" calcext:value-type="float">
            <text:p>0.475421488071476</text:p>
          </table:table-cell>
          <table:table-cell table:style-name="ce3" office:value-type="float" office:value="6.60502759348096" calcext:value-type="float">
            <text:p>6.60502759348096</text:p>
          </table:table-cell>
          <table:table-cell table:style-name="ce3" office:value-type="float" office:value="12.6581750527264" calcext:value-type="float">
            <text:p>12.6581750527264</text:p>
          </table:table-cell>
          <table:table-cell table:style-name="ce3" table:formula="of:=ABS([.E8]-[.H8])/[.E8]*100" office:value-type="float" office:value="26.7404680745013" calcext:value-type="float">
            <text:p>26.7404680745013</text:p>
          </table:table-cell>
          <table:table-cell table:style-name="ce3" table:formula="of:=ABS([.F8]-[.I8])/[.F8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]^4+0.0363*[.C9]^3-0.941*[.C9]^2+8.96*[.C9]+2)*0.175" office:value-type="float" office:value="5.2245088" calcext:value-type="float">
            <text:p>5.2245088</text:p>
          </table:table-cell>
          <table:table-cell/>
          <table:table-cell office:value-type="float" office:value="0.562879346662082" calcext:value-type="float">
            <text:p>0.562879346662082</text:p>
          </table:table-cell>
          <table:table-cell table:style-name="ce3" office:value-type="float" office:value="7.78604910882" calcext:value-type="float">
            <text:p>7.78604910882</text:p>
          </table:table-cell>
          <table:table-cell table:style-name="ce3" office:value-type="float" office:value="14.9251841351651" calcext:value-type="float">
            <text:p>14.9251841351651</text:p>
          </table:table-cell>
          <table:table-cell table:style-name="ce3" table:formula="of:=ABS([.E9]-[.H9])/[.E9]*100" office:value-type="float" office:value="49.029304129414" calcext:value-type="float">
            <text:p>49.029304129414</text:p>
          </table:table-cell>
          <table:table-cell table:style-name="ce3" table:formula="of:=ABS([.F9]-[.I9])/[.F9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0]^4+0.0363*[.C10]^3-0.941*[.C10]^2+8.96*[.C10]+2)*0.175" office:value-type="float" office:value="4.9805" calcext:value-type="float">
            <text:p>4.9805</text:p>
          </table:table-cell>
          <table:table-cell/>
          <table:table-cell office:value-type="float" office:value="0.75504159337717" calcext:value-type="float">
            <text:p>0.75504159337717</text:p>
          </table:table-cell>
          <table:table-cell table:style-name="ce3" office:value-type="float" office:value="10.627860807192" calcext:value-type="float">
            <text:p>10.627860807192</text:p>
          </table:table-cell>
          <table:table-cell table:style-name="ce3" office:value-type="float" office:value="20.3550753633261" calcext:value-type="float">
            <text:p>20.3550753633261</text:p>
          </table:table-cell>
          <table:table-cell table:style-name="ce3" table:formula="of:=ABS([.E10]-[.H10])/[.E10]*100" office:value-type="float" office:value="113.389434940106" calcext:value-type="float">
            <text:p>113.389434940106</text:p>
          </table:table-cell>
          <table:table-cell table:style-name="ce3" table:formula="of:=ABS([.F10]-[.I10])/[.F10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1]^4+0.0363*[.C11]^3-0.941*[.C11]^2+8.96*[.C11]+2)*0.175" office:value-type="float" office:value="4.4921408" calcext:value-type="float">
            <text:p>4.4921408</text:p>
          </table:table-cell>
          <table:table-cell/>
          <table:table-cell office:value-type="float" office:value="0.987182389425739" calcext:value-type="float">
            <text:p>0.987182389425739</text:p>
          </table:table-cell>
          <table:table-cell table:style-name="ce3" office:value-type="float" office:value="13.6552364341478" calcext:value-type="float">
            <text:p>13.6552364341478</text:p>
          </table:table-cell>
          <table:table-cell table:style-name="ce3" office:value-type="float" office:value="26.1759096738939" calcext:value-type="float">
            <text:p>26.1759096738939</text:p>
          </table:table-cell>
          <table:table-cell table:style-name="ce3" table:formula="of:=ABS([.E11]-[.H11])/[.E11]*100" office:value-type="float" office:value="203.980597272192" calcext:value-type="float">
            <text:p>203.980597272192</text:p>
          </table:table-cell>
          <table:table-cell table:style-name="ce3" table:formula="of:=ABS([.F11]-[.I11])/[.F11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2]^4+0.0363*[.C12]^3-0.941*[.C12]^2+8.96*[.C12]+2)*0.175" office:value-type="float" office:value="3.8669848" calcext:value-type="float">
            <text:p>3.8669848</text:p>
          </table:table-cell>
          <table:table-cell/>
          <table:table-cell office:value-type="float" office:value="1.23702863443707" calcext:value-type="float">
            <text:p>1.23702863443707</text:p>
          </table:table-cell>
          <table:table-cell table:style-name="ce3" office:value-type="float" office:value="17.1860306413503" calcext:value-type="float">
            <text:p>17.1860306413503</text:p>
          </table:table-cell>
          <table:table-cell table:style-name="ce3" office:value-type="float" office:value="32.9360901587725" calcext:value-type="float">
            <text:p>32.9360901587725</text:p>
          </table:table-cell>
          <table:table-cell table:style-name="ce3" table:formula="of:=ABS([.E12]-[.H12])/[.E12]*100" office:value-type="float" office:value="344.42974384979" calcext:value-type="float">
            <text:p>344.42974384979</text:p>
          </table:table-cell>
          <table:table-cell table:style-name="ce3" table:formula="of:=ABS([.F12]-[.I12])/[.F12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3]^4+0.0363*[.C13]^3-0.941*[.C13]^2+8.96*[.C13]+2)*0.175" office:value-type="float" office:value="3.1767008" calcext:value-type="float">
            <text:p>3.1767008</text:p>
          </table:table-cell>
          <table:table-cell/>
          <table:table-cell office:value-type="float" office:value="1.50359240994784" calcext:value-type="float">
            <text:p>1.50359240994784</text:p>
          </table:table-cell>
          <table:table-cell table:style-name="ce3" office:value-type="float" office:value="20.9786854818656" calcext:value-type="float">
            <text:p>20.9786854818656</text:p>
          </table:table-cell>
          <table:table-cell table:style-name="ce3" office:value-type="float" office:value="40.199247453901" calcext:value-type="float">
            <text:p>40.199247453901</text:p>
          </table:table-cell>
          <table:table-cell table:style-name="ce3" table:formula="of:=ABS([.E13]-[.H13])/[.E13]*100" office:value-type="float" office:value="560.392237187261" calcext:value-type="float">
            <text:p>560.392237187261</text:p>
          </table:table-cell>
          <table:table-cell table:style-name="ce3" table:formula="of:=ABS([.F13]-[.I13])/[.F13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table:style-name="ce3" office:value-type="float" office:value="34.15" calcext:value-type="float">
            <text:p>34.15</text:p>
          </table:table-cell>
          <table:table-cell table:style-name="ce3" office:value-type="float" office:value="91.35" calcext:value-type="float">
            <text:p>91.35</text:p>
          </table:table-cell>
          <table:table-cell table:style-name="ce3" table:formula="of:=ABS([.E14]-[.H14])/[.E14]*100" office:value-type="float" office:value="2176.66666666667" calcext:value-type="float">
            <text:p>2176.66666666667</text:p>
          </table:table-cell>
          <table:table-cell table:style-name="ce3" table:formula="of:=ABS([.F14]-[.I14])/[.F14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float" office:value="36.315" calcext:value-type="float">
            <text:p>36.315</text:p>
          </table:table-cell>
          <table:table-cell table:style-name="ce3" office:value-type="float" office:value="96.373" calcext:value-type="float">
            <text:p>96.3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1.5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19]/[.F19])*(180/PI())" office:value-type="float" office:value="27.0720802379928" calcext:value-type="float">
            <text:p>27.0720802379928</text:p>
          </table:table-cell>
          <table:table-cell office:value-type="float" office:value="0.128194928745011" calcext:value-type="float">
            <text:p>0.128194928745011</text:p>
          </table:table-cell>
          <table:table-cell office:value-type="float" office:value="2.18244166725151" calcext:value-type="float">
            <text:p>2.18244166725151</text:p>
          </table:table-cell>
          <table:table-cell office:value-type="float" office:value="4.99492328963458" calcext:value-type="float">
            <text:p>4.99492328963458</text:p>
          </table:table-cell>
          <table:table-cell office:value-type="float" office:value="23.6020549140265" calcext:value-type="float">
            <text:p>23.6020549140265</text:p>
          </table:table-cell>
          <table:table-cell table:formula="of:=ABS([.E19]-[.I19])/[.E19]*100" office:value-type="float" office:value="5.11123185863" calcext:value-type="float">
            <text:p>5.11123185863</text:p>
          </table:table-cell>
          <table:table-cell table:formula="of:=ABS([.F19]-[.J19])/[.F19]*100" office:value-type="float" office:value="10.9982953252129" calcext:value-type="float">
            <text:p>10.9982953252129</text:p>
          </table:table-cell>
          <table:table-cell table:style-name="ce3" table:formula="of:=ABS([.G19]-[.K19])/[.G19]*100" office:value-type="float" office:value="12.817726947693" calcext:value-type="float">
            <text:p>12.817726947693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20]/[.F20])*(180/PI())" office:value-type="float" office:value="30.6467414370814" calcext:value-type="float">
            <text:p>30.6467414370814</text:p>
          </table:table-cell>
          <table:table-cell office:value-type="float" office:value="0.25315931911591" calcext:value-type="float">
            <text:p>0.25315931911591</text:p>
          </table:table-cell>
          <table:table-cell office:value-type="float" office:value="4.30988535485484" calcext:value-type="float">
            <text:p>4.30988535485484</text:p>
          </table:table-cell>
          <table:table-cell office:value-type="float" office:value="9.86397351581659" calcext:value-type="float">
            <text:p>9.86397351581659</text:p>
          </table:table-cell>
          <table:table-cell office:value-type="float" office:value="23.6020548447315" calcext:value-type="float">
            <text:p>23.6020548447315</text:p>
          </table:table-cell>
          <table:table-cell table:formula="of:=ABS([.E20]-[.I20])/[.E20]*100" office:value-type="float" office:value="1.02872374249508" calcext:value-type="float">
            <text:p>1.02872374249508</text:p>
          </table:table-cell>
          <table:table-cell table:formula="of:=ABS([.F20]-[.J20])/[.F20]*100" office:value-type="float" office:value="36.9996321641193" calcext:value-type="float">
            <text:p>36.9996321641193</text:p>
          </table:table-cell>
          <table:table-cell table:style-name="ce3" table:formula="of:=ABS([.G20]-[.K20])/[.G20]*100" office:value-type="float" office:value="22.9867394117996" calcext:value-type="float">
            <text:p>22.9867394117996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1]^4+0.0363*[.C21]^3-0.941*[.C21]^2+8.96*[.C21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99635637648245" calcext:value-type="float">
            <text:p>0.399635637648245</text:p>
          </table:table-cell>
          <table:table-cell office:value-type="float" office:value="6.80355670034115" calcext:value-type="float">
            <text:p>6.80355670034115</text:p>
          </table:table-cell>
          <table:table-cell office:value-type="float" office:value="15.5712037794267" calcext:value-type="float">
            <text:p>15.5712037794267</text:p>
          </table:table-cell>
          <table:table-cell office:value-type="float" office:value="23.6020548381881" calcext:value-type="float">
            <text:p>23.6020548381881</text:p>
          </table:table-cell>
          <table:table-cell table:formula="of:=ABS([.E21]-[.I21])/[.E21]*100" office:value-type="float" office:value="33.9090702960006" calcext:value-type="float">
            <text:p>33.9090702960006</text:p>
          </table:table-cell>
          <table:table-cell table:formula="of:=ABS([.F21]-[.J21])/[.F21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2]^4+0.0363*[.C22]^3-0.941*[.C22]^2+8.96*[.C22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83547554417565" calcext:value-type="float">
            <text:p>0.483547554417565</text:p>
          </table:table-cell>
          <table:table-cell office:value-type="float" office:value="8.23210668244537" calcext:value-type="float">
            <text:p>8.23210668244537</text:p>
          </table:table-cell>
          <table:table-cell office:value-type="float" office:value="18.8407058851416" calcext:value-type="float">
            <text:p>18.8407058851416</text:p>
          </table:table-cell>
          <table:table-cell office:value-type="float" office:value="23.60205482545" calcext:value-type="float">
            <text:p>23.60205482545</text:p>
          </table:table-cell>
          <table:table-cell table:formula="of:=ABS([.E22]-[.I22])/[.E22]*100" office:value-type="float" office:value="57.9616495776815" calcext:value-type="float">
            <text:p>57.9616495776815</text:p>
          </table:table-cell>
          <table:table-cell table:formula="of:=ABS([.F22]-[.J22])/[.F2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3]^4+0.0363*[.C23]^3-0.941*[.C23]^2+8.96*[.C23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75995756844714" calcext:value-type="float">
            <text:p>0.575995756844714</text:p>
          </table:table-cell>
          <table:table-cell office:value-type="float" office:value="9.80598179775906" calcext:value-type="float">
            <text:p>9.80598179775906</text:p>
          </table:table-cell>
          <table:table-cell office:value-type="float" office:value="22.4428115879081" calcext:value-type="float">
            <text:p>22.4428115879081</text:p>
          </table:table-cell>
          <table:table-cell office:value-type="float" office:value="23.6020547936994" calcext:value-type="float">
            <text:p>23.6020547936994</text:p>
          </table:table-cell>
          <table:table-cell table:formula="of:=ABS([.E23]-[.I23])/[.E23]*100" office:value-type="float" office:value="87.6919376183089" calcext:value-type="float">
            <text:p>87.6919376183089</text:p>
          </table:table-cell>
          <table:table-cell table:formula="of:=ABS([.F23]-[.J23])/[.F23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4]^4+0.0363*[.C24]^3-0.941*[.C24]^2+8.96*[.C24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78685887680964" calcext:value-type="float">
            <text:p>0.78685887680964</text:p>
          </table:table-cell>
          <table:table-cell office:value-type="float" office:value="13.395799736056" calcext:value-type="float">
            <text:p>13.395799736056</text:p>
          </table:table-cell>
          <table:table-cell office:value-type="float" office:value="30.6587772620305" calcext:value-type="float">
            <text:p>30.6587772620305</text:p>
          </table:table-cell>
          <table:table-cell office:value-type="float" office:value="23.6020546379581" calcext:value-type="float">
            <text:p>23.6020546379581</text:p>
          </table:table-cell>
          <table:table-cell table:formula="of:=ABS([.E24]-[.I24])/[.E24]*100" office:value-type="float" office:value="168.964958057545" calcext:value-type="float">
            <text:p>168.964958057545</text:p>
          </table:table-cell>
          <table:table-cell table:formula="of:=ABS([.F24]-[.J24])/[.F2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5]^4+0.0363*[.C25]^3-0.941*[.C25]^2+8.96*[.C25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02942239387032" calcext:value-type="float">
            <text:p>1.02942239387032</text:p>
          </table:table-cell>
          <table:table-cell office:value-type="float" office:value="17.52529783127" calcext:value-type="float">
            <text:p>17.52529783127</text:p>
          </table:table-cell>
          <table:table-cell office:value-type="float" office:value="40.1099017937008" calcext:value-type="float">
            <text:p>40.1099017937008</text:p>
          </table:table-cell>
          <table:table-cell office:value-type="float" office:value="23.6020542779582" calcext:value-type="float">
            <text:p>23.6020542779582</text:p>
          </table:table-cell>
          <table:table-cell table:formula="of:=ABS([.E25]-[.I25])/[.E25]*100" office:value-type="float" office:value="290.132424862329" calcext:value-type="float">
            <text:p>290.132424862329</text:p>
          </table:table-cell>
          <table:table-cell table:formula="of:=ABS([.F25]-[.J25])/[.F2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6]^4+0.0363*[.C26]^3-0.941*[.C26]^2+8.96*[.C26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30033484437727" calcext:value-type="float">
            <text:p>1.30033484437727</text:p>
          </table:table-cell>
          <table:table-cell office:value-type="float" office:value="22.1374193498293" calcext:value-type="float">
            <text:p>22.1374193498293</text:p>
          </table:table-cell>
          <table:table-cell office:value-type="float" office:value="50.6656009131474" calcext:value-type="float">
            <text:p>50.6656009131474</text:p>
          </table:table-cell>
          <table:table-cell office:value-type="float" office:value="23.6020535744603" calcext:value-type="float">
            <text:p>23.6020535744603</text:p>
          </table:table-cell>
          <table:table-cell table:formula="of:=ABS([.E26]-[.I26])/[.E26]*100" office:value-type="float" office:value="472.472365286497" calcext:value-type="float">
            <text:p>472.472365286497</text:p>
          </table:table-cell>
          <table:table-cell table:formula="of:=ABS([.F26]-[.J26])/[.F2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7]^4+0.0363*[.C27]^3-0.941*[.C27]^2+8.96*[.C27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59217222883402" calcext:value-type="float">
            <text:p>1.59217222883402</text:p>
          </table:table-cell>
          <table:table-cell office:value-type="float" office:value="27.105775900238" calcext:value-type="float">
            <text:p>27.105775900238</text:p>
          </table:table-cell>
          <table:table-cell office:value-type="float" office:value="62.0366050723042" calcext:value-type="float">
            <text:p>62.0366050723042</text:p>
          </table:table-cell>
          <table:table-cell office:value-type="float" office:value="23.6020548399804" calcext:value-type="float">
            <text:p>23.6020548399804</text:p>
          </table:table-cell>
          <table:table-cell table:formula="of:=ABS([.E27]-[.I27])/[.E27]*100" office:value-type="float" office:value="753.268142225985" calcext:value-type="float">
            <text:p>753.268142225985</text:p>
          </table:table-cell>
          <table:table-cell table:formula="of:=ABS([.F27]-[.J27])/[.F2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1.6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33]/[.F33])*(180/PI())" office:value-type="float" office:value="27.0720802379928" calcext:value-type="float">
            <text:p>27.0720802379928</text:p>
          </table:table-cell>
          <table:table-cell office:value-type="float" office:value="0.133618140951146" calcext:value-type="float">
            <text:p>0.133618140951146</text:p>
          </table:table-cell>
          <table:table-cell office:value-type="float" office:value="2.01521455446317" calcext:value-type="float">
            <text:p>2.01521455446317</text:p>
          </table:table-cell>
          <table:table-cell office:value-type="float" office:value="4.42248765877166" calcext:value-type="float">
            <text:p>4.42248765877166</text:p>
          </table:table-cell>
          <table:table-cell office:value-type="float" office:value="24.4975413360668" calcext:value-type="float">
            <text:p>24.4975413360668</text:p>
          </table:table-cell>
          <table:table-cell table:formula="of:=ABS([.E33]-[.I33])/[.E33]*100" office:value-type="float" office:value="12.3819758929057" calcext:value-type="float">
            <text:p>12.3819758929057</text:p>
          </table:table-cell>
          <table:table-cell table:formula="of:=ABS([.F33]-[.J33])/[.F33]*100" office:value-type="float" office:value="1.7224964717409" calcext:value-type="float">
            <text:p>1.7224964717409</text:p>
          </table:table-cell>
          <table:table-cell table:style-name="ce3" table:formula="of:=ABS([.G33]-[.K33])/[.G33]*100" office:value-type="float" office:value="9.50994116186488" calcext:value-type="float">
            <text:p>9.50994116186488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34]/[.F34])*(180/PI())" office:value-type="float" office:value="30.6467414370814" calcext:value-type="float">
            <text:p>30.6467414370814</text:p>
          </table:table-cell>
          <table:table-cell office:value-type="float" office:value="0.256715447576947" calcext:value-type="float">
            <text:p>0.256715447576947</text:p>
          </table:table-cell>
          <table:table-cell office:value-type="float" office:value="3.87175501000417" calcext:value-type="float">
            <text:p>3.87175501000417</text:p>
          </table:table-cell>
          <table:table-cell office:value-type="float" office:value="8.49675715781648" calcext:value-type="float">
            <text:p>8.49675715781648</text:p>
          </table:table-cell>
          <table:table-cell office:value-type="float" office:value="24.4975414110145" calcext:value-type="float">
            <text:p>24.4975414110145</text:p>
          </table:table-cell>
          <table:table-cell table:formula="of:=ABS([.E34]-[.I34])/[.E34]*100" office:value-type="float" office:value="9.24156094692522" calcext:value-type="float">
            <text:p>9.24156094692522</text:p>
          </table:table-cell>
          <table:table-cell table:formula="of:=ABS([.F34]-[.J34])/[.F34]*100" office:value-type="float" office:value="18.0105160807844" calcext:value-type="float">
            <text:p>18.0105160807844</text:p>
          </table:table-cell>
          <table:table-cell table:style-name="ce3" table:formula="of:=ABS([.G34]-[.K34])/[.G34]*100" office:value-type="float" office:value="20.0647760176768" calcext:value-type="float">
            <text:p>20.0647760176768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5]^4+0.0363*[.C35]^3-0.941*[.C35]^2+8.96*[.C35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9898573089308" calcext:value-type="float">
            <text:p>0.39898573089308</text:p>
          </table:table-cell>
          <table:table-cell office:value-type="float" office:value="6.01746024891666" calcext:value-type="float">
            <text:p>6.01746024891666</text:p>
          </table:table-cell>
          <table:table-cell office:value-type="float" office:value="13.2056131028289" calcext:value-type="float">
            <text:p>13.2056131028289</text:p>
          </table:table-cell>
          <table:table-cell office:value-type="float" office:value="24.4975413056451" calcext:value-type="float">
            <text:p>24.4975413056451</text:p>
          </table:table-cell>
          <table:table-cell table:formula="of:=ABS([.E35]-[.I35])/[.E35]*100" office:value-type="float" office:value="18.4369504020104" calcext:value-type="float">
            <text:p>18.4369504020104</text:p>
          </table:table-cell>
          <table:table-cell table:formula="of:=ABS([.F35]-[.J35])/[.F3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6]^4+0.0363*[.C36]^3-0.941*[.C36]^2+8.96*[.C36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80428331624912" calcext:value-type="float">
            <text:p>0.480428331624912</text:p>
          </table:table-cell>
          <table:table-cell office:value-type="float" office:value="7.24576885599652" calcext:value-type="float">
            <text:p>7.24576885599652</text:p>
          </table:table-cell>
          <table:table-cell office:value-type="float" office:value="15.9011970357366" calcext:value-type="float">
            <text:p>15.9011970357366</text:p>
          </table:table-cell>
          <table:table-cell office:value-type="float" office:value="24.4975410959892" calcext:value-type="float">
            <text:p>24.4975410959892</text:p>
          </table:table-cell>
          <table:table-cell table:formula="of:=ABS([.E36]-[.I36])/[.E36]*100" office:value-type="float" office:value="39.0353217108464" calcext:value-type="float">
            <text:p>39.0353217108464</text:p>
          </table:table-cell>
          <table:table-cell table:formula="of:=ABS([.F36]-[.J36])/[.F3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7]^4+0.0363*[.C37]^3-0.941*[.C37]^2+8.96*[.C37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70252650657421" calcext:value-type="float">
            <text:p>0.570252650657421</text:p>
          </table:table-cell>
          <table:table-cell office:value-type="float" office:value="8.60048961712265" calcext:value-type="float">
            <text:p>8.60048961712265</text:p>
          </table:table-cell>
          <table:table-cell office:value-type="float" office:value="18.8741990127451" calcext:value-type="float">
            <text:p>18.8741990127451</text:p>
          </table:table-cell>
          <table:table-cell office:value-type="float" office:value="24.4975405612309" calcext:value-type="float">
            <text:p>24.4975405612309</text:p>
          </table:table-cell>
          <table:table-cell table:formula="of:=ABS([.E37]-[.I37])/[.E37]*100" office:value-type="float" office:value="64.6181477792256" calcext:value-type="float">
            <text:p>64.6181477792256</text:p>
          </table:table-cell>
          <table:table-cell table:formula="of:=ABS([.F37]-[.J37])/[.F3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8]^4+0.0363*[.C38]^3-0.941*[.C38]^2+8.96*[.C38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775420696423265" calcext:value-type="float">
            <text:p>0.775420696423265</text:p>
          </table:table-cell>
          <table:table-cell office:value-type="float" office:value="11.6948119333045" calcext:value-type="float">
            <text:p>11.6948119333045</text:p>
          </table:table-cell>
          <table:table-cell office:value-type="float" office:value="25.664845295909" calcext:value-type="float">
            <text:p>25.664845295909</text:p>
          </table:table-cell>
          <table:table-cell office:value-type="float" office:value="24.497537853399" calcext:value-type="float">
            <text:p>24.497537853399</text:p>
          </table:table-cell>
          <table:table-cell table:formula="of:=ABS([.E38]-[.I38])/[.E38]*100" office:value-type="float" office:value="134.812005487491" calcext:value-type="float">
            <text:p>134.812005487491</text:p>
          </table:table-cell>
          <table:table-cell table:formula="of:=ABS([.F38]-[.J38])/[.F38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9]^4+0.0363*[.C39]^3-0.941*[.C39]^2+8.96*[.C39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01159122778631" calcext:value-type="float">
            <text:p>1.01159122778631</text:p>
          </table:table-cell>
          <table:table-cell office:value-type="float" office:value="15.256711033811" calcext:value-type="float">
            <text:p>15.256711033811</text:p>
          </table:table-cell>
          <table:table-cell office:value-type="float" office:value="33.4816042869588" calcext:value-type="float">
            <text:p>33.4816042869588</text:p>
          </table:table-cell>
          <table:table-cell office:value-type="float" office:value="24.4975413343425" calcext:value-type="float">
            <text:p>24.4975413343425</text:p>
          </table:table-cell>
          <table:table-cell table:formula="of:=ABS([.E39]-[.I39])/[.E39]*100" office:value-type="float" office:value="239.631185064613" calcext:value-type="float">
            <text:p>239.631185064613</text:p>
          </table:table-cell>
          <table:table-cell table:formula="of:=ABS([.F39]-[.J39])/[.F3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0]^4+0.0363*[.C40]^3-0.941*[.C40]^2+8.96*[.C40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27521243494526" calcext:value-type="float">
            <text:p>1.27521243494526</text:p>
          </table:table-cell>
          <table:table-cell office:value-type="float" office:value="19.2326179715132" calcext:value-type="float">
            <text:p>19.2326179715132</text:p>
          </table:table-cell>
          <table:table-cell office:value-type="float" office:value="42.2069280043319" calcext:value-type="float">
            <text:p>42.2069280043319</text:p>
          </table:table-cell>
          <table:table-cell office:value-type="float" office:value="24.4975413389589" calcext:value-type="float">
            <text:p>24.4975413389589</text:p>
          </table:table-cell>
          <table:table-cell table:formula="of:=ABS([.E40]-[.I40])/[.E40]*100" office:value-type="float" office:value="397.354372107002" calcext:value-type="float">
            <text:p>397.354372107002</text:p>
          </table:table-cell>
          <table:table-cell table:formula="of:=ABS([.F40]-[.J40])/[.F40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1]^4+0.0363*[.C41]^3-0.941*[.C41]^2+8.96*[.C41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55875857541616" calcext:value-type="float">
            <text:p>1.55875857541616</text:p>
          </table:table-cell>
          <table:table-cell office:value-type="float" office:value="23.5090306308218" calcext:value-type="float">
            <text:p>23.5090306308218</text:p>
          </table:table-cell>
          <table:table-cell office:value-type="float" office:value="51.5917263101571" calcext:value-type="float">
            <text:p>51.5917263101571</text:p>
          </table:table-cell>
          <table:table-cell office:value-type="float" office:value="24.4975413536139" calcext:value-type="float">
            <text:p>24.4975413536139</text:p>
          </table:table-cell>
          <table:table-cell table:formula="of:=ABS([.E41]-[.I41])/[.E41]*100" office:value-type="float" office:value="640.045478340982" calcext:value-type="float">
            <text:p>640.045478340982</text:p>
          </table:table-cell>
          <table:table-cell table:formula="of:=ABS([.F41]-[.J41])/[.F41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1.7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47]/[.F47])*(180/PI())" office:value-type="float" office:value="27.0720802379928" calcext:value-type="float">
            <text:p>27.0720802379928</text:p>
          </table:table-cell>
          <table:table-cell office:value-type="float" office:value="0.137157799037693" calcext:value-type="float">
            <text:p>0.137157799037693</text:p>
          </table:table-cell>
          <table:table-cell office:value-type="float" office:value="1.87882685028402" calcext:value-type="float">
            <text:p>1.87882685028402</text:p>
          </table:table-cell>
          <table:table-cell office:value-type="float" office:value="3.96123297686461" calcext:value-type="float">
            <text:p>3.96123297686461</text:p>
          </table:table-cell>
          <table:table-cell office:value-type="float" office:value="25.3751513750448" calcext:value-type="float">
            <text:p>25.3751513750448</text:p>
          </table:table-cell>
          <table:table-cell table:formula="of:=ABS([.E47]-[.I47])/[.E47]*100" office:value-type="float" office:value="18.3118760746078" calcext:value-type="float">
            <text:p>18.3118760746078</text:p>
          </table:table-cell>
          <table:table-cell table:formula="of:=ABS([.F47]-[.J47])/[.F47]*100" office:value-type="float" office:value="11.9726005141198" calcext:value-type="float">
            <text:p>11.9726005141198</text:p>
          </table:table-cell>
          <table:table-cell table:style-name="ce3" table:formula="of:=ABS([.G47]-[.K47])/[.G47]*100" office:value-type="float" office:value="6.26818791917772" calcext:value-type="float">
            <text:p>6.26818791917772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48]/[.F48])*(180/PI())" office:value-type="float" office:value="30.6467414370814" calcext:value-type="float">
            <text:p>30.6467414370814</text:p>
          </table:table-cell>
          <table:table-cell office:value-type="float" office:value="0.257735039713894" calcext:value-type="float">
            <text:p>0.257735039713894</text:p>
          </table:table-cell>
          <table:table-cell office:value-type="float" office:value="3.53052811526244" calcext:value-type="float">
            <text:p>3.53052811526244</text:p>
          </table:table-cell>
          <table:table-cell office:value-type="float" office:value="7.44361105498907" calcext:value-type="float">
            <text:p>7.44361105498907</text:p>
          </table:table-cell>
          <table:table-cell office:value-type="float" office:value="25.3751324706946" calcext:value-type="float">
            <text:p>25.3751324706946</text:p>
          </table:table-cell>
          <table:table-cell table:formula="of:=ABS([.E48]-[.I48])/[.E48]*100" office:value-type="float" office:value="17.2403160979269" calcext:value-type="float">
            <text:p>17.2403160979269</text:p>
          </table:table-cell>
          <table:table-cell table:formula="of:=ABS([.F48]-[.J48])/[.F48]*100" office:value-type="float" office:value="3.38348687484819" calcext:value-type="float">
            <text:p>3.38348687484819</text:p>
          </table:table-cell>
          <table:table-cell table:style-name="ce3" table:formula="of:=ABS([.G48]-[.K48])/[.G48]*100" office:value-type="float" office:value="17.2012054763133" calcext:value-type="float">
            <text:p>17.2012054763133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9]^4+0.0363*[.C49]^3-0.941*[.C49]^2+8.96*[.C49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95706240053737" calcext:value-type="float">
            <text:p>0.395706240053737</text:p>
          </table:table-cell>
          <table:table-cell office:value-type="float" office:value="5.42049695059771" calcext:value-type="float">
            <text:p>5.42049695059771</text:p>
          </table:table-cell>
          <table:table-cell office:value-type="float" office:value="11.4283393928968" calcext:value-type="float">
            <text:p>11.4283393928968</text:p>
          </table:table-cell>
          <table:table-cell office:value-type="float" office:value="25.3751310892993" calcext:value-type="float">
            <text:p>25.3751310892993</text:p>
          </table:table-cell>
          <table:table-cell table:formula="of:=ABS([.E49]-[.I49])/[.E49]*100" office:value-type="float" office:value="6.68739001770198" calcext:value-type="float">
            <text:p>6.68739001770198</text:p>
          </table:table-cell>
          <table:table-cell table:formula="of:=ABS([.F49]-[.J49])/[.F4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0]^4+0.0363*[.C50]^3-0.941*[.C50]^2+8.96*[.C50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74666167383424" calcext:value-type="float">
            <text:p>0.474666167383424</text:p>
          </table:table-cell>
          <table:table-cell office:value-type="float" office:value="6.50211249339804" calcext:value-type="float">
            <text:p>6.50211249339804</text:p>
          </table:table-cell>
          <table:table-cell office:value-type="float" office:value="13.70877194829" calcext:value-type="float">
            <text:p>13.70877194829</text:p>
          </table:table-cell>
          <table:table-cell office:value-type="float" office:value="25.375128642141" calcext:value-type="float">
            <text:p>25.375128642141</text:p>
          </table:table-cell>
          <table:table-cell table:formula="of:=ABS([.E50]-[.I50])/[.E50]*100" office:value-type="float" office:value="24.765683295507" calcext:value-type="float">
            <text:p>24.765683295507</text:p>
          </table:table-cell>
          <table:table-cell table:formula="of:=ABS([.F50]-[.J50])/[.F50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1]^4+0.0363*[.C51]^3-0.941*[.C51]^2+8.96*[.C51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6179952633657" calcext:value-type="float">
            <text:p>0.56179952633657</text:p>
          </table:table-cell>
          <table:table-cell office:value-type="float" office:value="7.69569017365108" calcext:value-type="float">
            <text:p>7.69569017365108</text:p>
          </table:table-cell>
          <table:table-cell office:value-type="float" office:value="16.2252573517436" calcext:value-type="float">
            <text:p>16.2252573517436</text:p>
          </table:table-cell>
          <table:table-cell office:value-type="float" office:value="25.3751313842448" calcext:value-type="float">
            <text:p>25.3751313842448</text:p>
          </table:table-cell>
          <table:table-cell table:formula="of:=ABS([.E51]-[.I51])/[.E51]*100" office:value-type="float" office:value="47.2997839270761" calcext:value-type="float">
            <text:p>47.2997839270761</text:p>
          </table:table-cell>
          <table:table-cell table:formula="of:=ABS([.F51]-[.J51])/[.F51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2]^4+0.0363*[.C52]^3-0.941*[.C52]^2+8.96*[.C52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760845571216341" calcext:value-type="float">
            <text:p>0.760845571216341</text:p>
          </table:table-cell>
          <table:table-cell office:value-type="float" office:value="10.4222796779417" calcext:value-type="float">
            <text:p>10.4222796779417</text:p>
          </table:table-cell>
          <table:table-cell office:value-type="float" office:value="21.9738796673442" calcext:value-type="float">
            <text:p>21.9738796673442</text:p>
          </table:table-cell>
          <table:table-cell office:value-type="float" office:value="25.375131401756" calcext:value-type="float">
            <text:p>25.375131401756</text:p>
          </table:table-cell>
          <table:table-cell table:formula="of:=ABS([.E52]-[.I52])/[.E52]*100" office:value-type="float" office:value="109.261714244387" calcext:value-type="float">
            <text:p>109.261714244387</text:p>
          </table:table-cell>
          <table:table-cell table:formula="of:=ABS([.F52]-[.J52])/[.F5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3]^4+0.0363*[.C53]^3-0.941*[.C53]^2+8.96*[.C53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0.989694651381229" calcext:value-type="float">
            <text:p>0.989694651381229</text:p>
          </table:table-cell>
          <table:table-cell office:value-type="float" office:value="13.5571196649788" calcext:value-type="float">
            <text:p>13.5571196649788</text:p>
          </table:table-cell>
          <table:table-cell office:value-type="float" office:value="28.5832393604263" calcext:value-type="float">
            <text:p>28.5832393604263</text:p>
          </table:table-cell>
          <table:table-cell office:value-type="float" office:value="25.3751315088524" calcext:value-type="float">
            <text:p>25.3751315088524</text:p>
          </table:table-cell>
          <table:table-cell table:formula="of:=ABS([.E53]-[.I53])/[.E53]*100" office:value-type="float" office:value="201.796409965129" calcext:value-type="float">
            <text:p>201.796409965129</text:p>
          </table:table-cell>
          <table:table-cell table:formula="of:=ABS([.F53]-[.J53])/[.F53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4]^4+0.0363*[.C54]^3-0.941*[.C54]^2+8.96*[.C54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2445494889874" calcext:value-type="float">
            <text:p>1.2445494889874</text:p>
          </table:table-cell>
          <table:table-cell office:value-type="float" office:value="17.0481939514275" calcext:value-type="float">
            <text:p>17.0481939514275</text:p>
          </table:table-cell>
          <table:table-cell office:value-type="float" office:value="35.9436672490221" calcext:value-type="float">
            <text:p>35.9436672490221</text:p>
          </table:table-cell>
          <table:table-cell office:value-type="float" office:value="25.3751319770235" calcext:value-type="float">
            <text:p>25.3751319770235</text:p>
          </table:table-cell>
          <table:table-cell table:formula="of:=ABS([.E54]-[.I54])/[.E54]*100" office:value-type="float" office:value="340.865295137118" calcext:value-type="float">
            <text:p>340.865295137118</text:p>
          </table:table-cell>
          <table:table-cell table:formula="of:=ABS([.F54]-[.J54])/[.F5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5]^4+0.0363*[.C55]^3-0.941*[.C55]^2+8.96*[.C55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51780714979675" calcext:value-type="float">
            <text:p>1.51780714979675</text:p>
          </table:table-cell>
          <table:table-cell office:value-type="float" office:value="20.7913554107438" calcext:value-type="float">
            <text:p>20.7913554107438</text:p>
          </table:table-cell>
          <table:table-cell office:value-type="float" office:value="43.8355819821825" calcext:value-type="float">
            <text:p>43.8355819821825</text:p>
          </table:table-cell>
          <table:table-cell office:value-type="float" office:value="25.3751336671605" calcext:value-type="float">
            <text:p>25.3751336671605</text:p>
          </table:table-cell>
          <table:table-cell table:formula="of:=ABS([.E55]-[.I55])/[.E55]*100" office:value-type="float" office:value="554.495236401987" calcext:value-type="float">
            <text:p>554.495236401987</text:p>
          </table:table-cell>
          <table:table-cell table:formula="of:=ABS([.F55]-[.J55])/[.F5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1.8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63]/[.F63])*(180/PI())" office:value-type="float" office:value="27.0720802379928" calcext:value-type="float">
            <text:p>27.0720802379928</text:p>
          </table:table-cell>
          <table:table-cell office:value-type="float" office:value="0.139344384829185" calcext:value-type="float">
            <text:p>0.139344384829185</text:p>
          </table:table-cell>
          <table:table-cell office:value-type="float" office:value="1.76527382835613" calcext:value-type="float">
            <text:p>1.76527382835613</text:p>
          </table:table-cell>
          <table:table-cell office:value-type="float" office:value="3.58180640002009" calcext:value-type="float">
            <text:p>3.58180640002009</text:p>
          </table:table-cell>
          <table:table-cell office:value-type="float" office:value="26.2361325207984" calcext:value-type="float">
            <text:p>26.2361325207984</text:p>
          </table:table-cell>
          <table:table-cell table:formula="of:=ABS([.E63]-[.I63])/[.E63]*100" office:value-type="float" office:value="23.2489639845161" calcext:value-type="float">
            <text:p>23.2489639845161</text:p>
          </table:table-cell>
          <table:table-cell table:formula="of:=ABS([.F63]-[.J63])/[.F63]*100" office:value-type="float" office:value="20.4043022217758" calcext:value-type="float">
            <text:p>20.4043022217758</text:p>
          </table:table-cell>
          <table:table-cell table:style-name="ce3" table:formula="of:=ABS([.G63]-[.K63])/[.G63]*100" office:value-type="float" office:value="3.08785918867512" calcext:value-type="float">
            <text:p>3.08785918867512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64]/[.F64])*(180/PI())" office:value-type="float" office:value="30.6467414370814" calcext:value-type="float">
            <text:p>30.6467414370814</text:p>
          </table:table-cell>
          <table:table-cell office:value-type="float" office:value="0.25699751533634" calcext:value-type="float">
            <text:p>0.25699751533634</text:p>
          </table:table-cell>
          <table:table-cell office:value-type="float" office:value="3.255753635707" calcext:value-type="float">
            <text:p>3.255753635707</text:p>
          </table:table-cell>
          <table:table-cell office:value-type="float" office:value="6.60604557492958" calcext:value-type="float">
            <text:p>6.60604557492958</text:p>
          </table:table-cell>
          <table:table-cell office:value-type="float" office:value="26.236132222547" calcext:value-type="float">
            <text:p>26.236132222547</text:p>
          </table:table-cell>
          <table:table-cell table:formula="of:=ABS([.E64]-[.I64])/[.E64]*100" office:value-type="float" office:value="23.6813493739569" calcext:value-type="float">
            <text:p>23.6813493739569</text:p>
          </table:table-cell>
          <table:table-cell table:formula="of:=ABS([.F64]-[.J64])/[.F64]*100" office:value-type="float" office:value="8.24936701486694" calcext:value-type="float">
            <text:p>8.24936701486694</text:p>
          </table:table-cell>
          <table:table-cell table:style-name="ce3" table:formula="of:=ABS([.G64]-[.K64])/[.G64]*100" office:value-type="float" office:value="14.3917722006091" calcext:value-type="float">
            <text:p>14.3917722006091</text:p>
          </table:table-cell>
          <table:table-cell table:number-columns-repeated="10"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5]^4+0.0363*[.C65]^3-0.941*[.C65]^2+8.96*[.C65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90490039509526" calcext:value-type="float">
            <text:p>0.390490039509526</text:p>
          </table:table-cell>
          <table:table-cell office:value-type="float" office:value="4.94689360266582" calcext:value-type="float">
            <text:p>4.94689360266582</text:p>
          </table:table-cell>
          <table:table-cell office:value-type="float" office:value="10.0374327025324" calcext:value-type="float">
            <text:p>10.0374327025324</text:p>
          </table:table-cell>
          <table:table-cell office:value-type="float" office:value="26.2361298442635" calcext:value-type="float">
            <text:p>26.2361298442635</text:p>
          </table:table-cell>
          <table:table-cell table:formula="of:=ABS([.E65]-[.I65])/[.E65]*100" office:value-type="float" office:value="2.63417321810565" calcext:value-type="float">
            <text:p>2.63417321810565</text:p>
          </table:table-cell>
          <table:table-cell table:formula="of:=ABS([.F65]-[.J65])/[.F6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6]^4+0.0363*[.C66]^3-0.941*[.C66]^2+8.96*[.C66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66815307716028" calcext:value-type="float">
            <text:p>0.466815307716028</text:p>
          </table:table-cell>
          <table:table-cell office:value-type="float" office:value="5.91381451032831" calcext:value-type="float">
            <text:p>5.91381451032831</text:p>
          </table:table-cell>
          <table:table-cell office:value-type="float" office:value="11.9993502334504" calcext:value-type="float">
            <text:p>11.9993502334504</text:p>
          </table:table-cell>
          <table:table-cell office:value-type="float" office:value="26.2361322389647" calcext:value-type="float">
            <text:p>26.2361322389647</text:p>
          </table:table-cell>
          <table:table-cell table:formula="of:=ABS([.E66]-[.I66])/[.E66]*100" office:value-type="float" office:value="13.4771367018284" calcext:value-type="float">
            <text:p>13.4771367018284</text:p>
          </table:table-cell>
          <table:table-cell table:formula="of:=ABS([.F66]-[.J66])/[.F6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7]^4+0.0363*[.C67]^3-0.941*[.C67]^2+8.96*[.C67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51011358392651" calcext:value-type="float">
            <text:p>0.551011358392651</text:p>
          </table:table-cell>
          <table:table-cell office:value-type="float" office:value="6.98044582658238" calcext:value-type="float">
            <text:p>6.98044582658238</text:p>
          </table:table-cell>
          <table:table-cell office:value-type="float" office:value="14.1635849220771" calcext:value-type="float">
            <text:p>14.1635849220771</text:p>
          </table:table-cell>
          <table:table-cell office:value-type="float" office:value="26.2361323009008" calcext:value-type="float">
            <text:p>26.2361323009008</text:p>
          </table:table-cell>
          <table:table-cell table:formula="of:=ABS([.E67]-[.I67])/[.E67]*100" office:value-type="float" office:value="33.6096098944723" calcext:value-type="float">
            <text:p>33.6096098944723</text:p>
          </table:table-cell>
          <table:table-cell table:formula="of:=ABS([.F67]-[.J67])/[.F6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8]^4+0.0363*[.C68]^3-0.941*[.C68]^2+8.96*[.C68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743079697132042" calcext:value-type="float">
            <text:p>0.743079697132042</text:p>
          </table:table-cell>
          <table:table-cell office:value-type="float" office:value="9.41364907425963" calcext:value-type="float">
            <text:p>9.41364907425963</text:p>
          </table:table-cell>
          <table:table-cell office:value-type="float" office:value="19.1006441138133" calcext:value-type="float">
            <text:p>19.1006441138133</text:p>
          </table:table-cell>
          <table:table-cell office:value-type="float" office:value="26.2361334256365" calcext:value-type="float">
            <text:p>26.2361334256365</text:p>
          </table:table-cell>
          <table:table-cell table:formula="of:=ABS([.E68]-[.I68])/[.E68]*100" office:value-type="float" office:value="89.0101209569247" calcext:value-type="float">
            <text:p>89.0101209569247</text:p>
          </table:table-cell>
          <table:table-cell table:formula="of:=ABS([.F68]-[.J68])/[.F68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9]^4+0.0363*[.C69]^3-0.941*[.C69]^2+8.96*[.C69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0.963211588700287" calcext:value-type="float">
            <text:p>0.963211588700287</text:p>
          </table:table-cell>
          <table:table-cell office:value-type="float" office:value="12.2023733490209" calcext:value-type="float">
            <text:p>12.2023733490209</text:p>
          </table:table-cell>
          <table:table-cell office:value-type="float" office:value="24.7590706985615" calcext:value-type="float">
            <text:p>24.7590706985615</text:p>
          </table:table-cell>
          <table:table-cell office:value-type="float" office:value="26.2361322288519" calcext:value-type="float">
            <text:p>26.2361322288519</text:p>
          </table:table-cell>
          <table:table-cell table:formula="of:=ABS([.E69]-[.I69])/[.E69]*100" office:value-type="float" office:value="171.638265412805" calcext:value-type="float">
            <text:p>171.638265412805</text:p>
          </table:table-cell>
          <table:table-cell table:formula="of:=ABS([.F69]-[.J69])/[.F6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0]^4+0.0363*[.C70]^3-0.941*[.C70]^2+8.96*[.C70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20734683117816" calcext:value-type="float">
            <text:p>1.20734683117816</text:p>
          </table:table-cell>
          <table:table-cell office:value-type="float" office:value="15.2951822526157" calcext:value-type="float">
            <text:p>15.2951822526157</text:p>
          </table:table-cell>
          <table:table-cell office:value-type="float" office:value="31.034495374998" calcext:value-type="float">
            <text:p>31.034495374998</text:p>
          </table:table-cell>
          <table:table-cell office:value-type="float" office:value="26.2361321973973" calcext:value-type="float">
            <text:p>26.2361321973973</text:p>
          </table:table-cell>
          <table:table-cell table:formula="of:=ABS([.E70]-[.I70])/[.E70]*100" office:value-type="float" office:value="295.532515478615" calcext:value-type="float">
            <text:p>295.532515478615</text:p>
          </table:table-cell>
          <table:table-cell table:formula="of:=ABS([.F70]-[.J70])/[.F70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1]^4+0.0363*[.C71]^3-0.941*[.C71]^2+8.96*[.C71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46783387474196" calcext:value-type="float">
            <text:p>1.46783387474196</text:p>
          </table:table-cell>
          <table:table-cell office:value-type="float" office:value="18.595142743415" calcext:value-type="float">
            <text:p>18.595142743415</text:p>
          </table:table-cell>
          <table:table-cell office:value-type="float" office:value="37.7302391181455" calcext:value-type="float">
            <text:p>37.7302391181455</text:p>
          </table:table-cell>
          <table:table-cell office:value-type="float" office:value="26.2361317139914" calcext:value-type="float">
            <text:p>26.2361317139914</text:p>
          </table:table-cell>
          <table:table-cell table:formula="of:=ABS([.E71]-[.I71])/[.E71]*100" office:value-type="float" office:value="485.36021848249" calcext:value-type="float">
            <text:p>485.36021848249</text:p>
          </table:table-cell>
          <table:table-cell table:formula="of:=ABS([.F71]-[.J71])/[.F71]*100" office:value-type="string" office:string-value="" calcext:value-type="error">
            <text:p>#DIV/0!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simulation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rror %</text:p>
          </table:table-cell>
          <table:covered-table-cell table:style-name="ce3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4"/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T_vN/T_0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eff2- (size variate)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float" office:value="0.138396222693684" calcext:value-type="float">
            <text:p>0.14</text:p>
          </table:table-cell>
          <table:table-cell table:style-name="ce22" office:value-type="float" office:value="1.96543112602074" calcext:value-type="float">
            <text:p>1.97</text:p>
          </table:table-cell>
          <table:table-cell table:style-name="ce22" office:value-type="float" office:value="3.76373781085137" calcext:value-type="float">
            <text:p>3.76</text:p>
          </table:table-cell>
          <table:table-cell table:style-name="ce22" table:formula="of:=ABS([.R73]-[.U73])/[.R73]*100" office:value-type="float" office:value="14.546472781707" calcext:value-type="float">
            <text:p>14.55</text:p>
          </table:table-cell>
          <table:table-cell table:style-name="ce22" table:formula="of:=ABS([.S73]-[.V73])/[.S73]*100" office:value-type="float" office:value="16.3613819810807" calcext:value-type="float">
            <text:p>16.36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eff4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22" office:value-type="float" office:value="0.26" calcext:value-type="float">
            <text:p>0.26</text:p>
          </table:table-cell>
          <table:table-cell table:style-name="ce22" office:value-type="float" office:value="3.65765893586123" calcext:value-type="float">
            <text:p>3.66</text:p>
          </table:table-cell>
          <table:table-cell table:style-name="ce22" office:value-type="float" office:value="7.00430000005213" calcext:value-type="float">
            <text:p>7.00</text:p>
          </table:table-cell>
          <table:table-cell table:style-name="ce22" table:formula="of:=ABS([.R74]-[.U74])/[.R74]*100" office:value-type="float" office:value="12.9128824794945" calcext:value-type="float">
            <text:p>12.91</text:p>
          </table:table-cell>
          <table:table-cell table:style-name="ce22" table:formula="of:=ABS([.S74]-[.V74])/[.S74]*100" office:value-type="float" office:value="2.71805555483154" calcext:value-type="float">
            <text:p>2.72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4"/>
          <table:table-cell table:style-name="ce3" office:value-type="string" calcext:value-type="string">
            <text:p>eff6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9.85" calcext:value-type="float">
            <text:p>9.85</text:p>
          </table:table-cell>
          <table:table-cell table:style-name="ce22" office:value-type="float" office:value="0.393317746243325" calcext:value-type="float">
            <text:p>0.39</text:p>
          </table:table-cell>
          <table:table-cell table:style-name="ce22" office:value-type="float" office:value="5.58569392885138" calcext:value-type="float">
            <text:p>5.59</text:p>
          </table:table-cell>
          <table:table-cell table:style-name="ce22" office:value-type="float" office:value="10.6964254109612" calcext:value-type="float">
            <text:p>10.70</text:p>
          </table:table-cell>
          <table:table-cell table:style-name="ce22" table:formula="of:=ABS([.R75]-[.U75])/[.R75]*100" office:value-type="float" office:value="6.43728762392998" calcext:value-type="float">
            <text:p>6.44</text:p>
          </table:table-cell>
          <table:table-cell table:style-name="ce22" table:formula="of:=ABS([.S75]-[.V75])/[.S75]*100" office:value-type="float" office:value="8.59315138031676" calcext:value-type="float">
            <text:p>8.59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1.9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simulation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blast model(od=1.7)full integratio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rror %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78]/[.F78])*(180/PI())" office:value-type="float" office:value="27.0720802379928" calcext:value-type="float">
            <text:p>27.0720802379928</text:p>
          </table:table-cell>
          <table:table-cell office:value-type="float" office:value="0.140503914754946" calcext:value-type="float">
            <text:p>0.140503914754946</text:p>
          </table:table-cell>
          <table:table-cell office:value-type="float" office:value="1.66770579915204" calcext:value-type="float">
            <text:p>1.66770579915204</text:p>
          </table:table-cell>
          <table:table-cell office:value-type="float" office:value="3.26201366608299" calcext:value-type="float">
            <text:p>3.26201366608299</text:p>
          </table:table-cell>
          <table:table-cell office:value-type="float" office:value="27.0784076476474" calcext:value-type="float">
            <text:p>27.0784076476474</text:p>
          </table:table-cell>
          <table:table-cell table:formula="of:=ABS([.E78]-[.I78])/[.E78]*100" office:value-type="float" office:value="27.4910522107809" calcext:value-type="float">
            <text:p>27.4910522107809</text:p>
          </table:table-cell>
          <table:table-cell table:formula="of:=ABS([.F78]-[.J78])/[.F78]*100" office:value-type="float" office:value="27.510807420378" calcext:value-type="float">
            <text:p>27.510807420378</text:p>
          </table:table-cell>
          <table:table-cell table:style-name="ce3" table:formula="of:=ABS([.G78]-[.K78])/[.G78]*100" office:value-type="float" office:value="0.0233724545694797" calcext:value-type="float">
            <text:p>0.02337245456948</text:p>
          </table:table-cell>
          <table:table-cell/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T_vN/T_0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79]/[.F79])*(180/PI())" office:value-type="float" office:value="30.6467414370814" calcext:value-type="float">
            <text:p>30.6467414370814</text:p>
          </table:table-cell>
          <table:table-cell office:value-type="float" office:value="0.254900780822415" calcext:value-type="float">
            <text:p>0.254900780822415</text:p>
          </table:table-cell>
          <table:table-cell office:value-type="float" office:value="3.02553499213692" calcext:value-type="float">
            <text:p>3.02553499213692</text:p>
          </table:table-cell>
          <table:table-cell office:value-type="float" office:value="5.91791232043351" calcext:value-type="float">
            <text:p>5.91791232043351</text:p>
          </table:table-cell>
          <table:table-cell office:value-type="float" office:value="27.0784071674047" calcext:value-type="float">
            <text:p>27.0784071674047</text:p>
          </table:table-cell>
          <table:table-cell table:formula="of:=ABS([.E79]-[.I79])/[.E79]*100" office:value-type="float" office:value="29.0779420502363" calcext:value-type="float">
            <text:p>29.0779420502363</text:p>
          </table:table-cell>
          <table:table-cell table:formula="of:=ABS([.F79]-[.J79])/[.F79]*100" office:value-type="float" office:value="17.8067733273124" calcext:value-type="float">
            <text:p>17.8067733273124</text:p>
          </table:table-cell>
          <table:table-cell table:style-name="ce3" table:formula="of:=ABS([.G79]-[.K79])/[.G79]*100" office:value-type="float" office:value="11.6434377762563" calcext:value-type="float">
            <text:p>11.6434377762563</text:p>
          </table:table-cell>
          <table:table-cell/>
          <table:table-cell table:style-name="ce3" office:value-type="string" calcext:value-type="string">
            <text:p>eff2- (size variate)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float" office:value="0.137974163306821" calcext:value-type="float">
            <text:p>0.14</text:p>
          </table:table-cell>
          <table:table-cell table:style-name="ce22" office:value-type="float" office:value="2.0717000737304" calcext:value-type="float">
            <text:p>2.07</text:p>
          </table:table-cell>
          <table:table-cell table:style-name="ce22" office:value-type="float" office:value="3.96123599516249" calcext:value-type="float">
            <text:p>3.96</text:p>
          </table:table-cell>
          <table:table-cell table:style-name="ce22" table:formula="of:=ABS([.R79]-[.U79])/[.R79]*100" office:value-type="float" office:value="9.92608375085217" calcext:value-type="float">
            <text:p>9.93</text:p>
          </table:table-cell>
          <table:table-cell table:style-name="ce22" table:formula="of:=ABS([.S79]-[.V79])/[.S79]*100" office:value-type="float" office:value="11.9725334408336" calcext:value-type="float">
            <text:p>11.97</text:p>
          </table:table-cell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0]^4+0.0363*[.C80]^3-0.941*[.C80]^2+8.96*[.C80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83588966362361" calcext:value-type="float">
            <text:p>0.383588966362361</text:p>
          </table:table-cell>
          <table:table-cell office:value-type="float" office:value="4.55299444920072" calcext:value-type="float">
            <text:p>4.55299444920072</text:p>
          </table:table-cell>
          <table:table-cell office:value-type="float" office:value="8.9056057692453" calcext:value-type="float">
            <text:p>8.9056057692453</text:p>
          </table:table-cell>
          <table:table-cell office:value-type="float" office:value="27.0784072232218" calcext:value-type="float">
            <text:p>27.0784072232218</text:p>
          </table:table-cell>
          <table:table-cell table:formula="of:=ABS([.E80]-[.I80])/[.E80]*100" office:value-type="float" office:value="10.3869813086516" calcext:value-type="float">
            <text:p>10.3869813086516</text:p>
          </table:table-cell>
          <table:table-cell table:formula="of:=ABS([.F80]-[.J80])/[.F80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string" calcext:value-type="string">
            <text:p>eff4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22" office:value-type="float" office:value="0.257554779650286" calcext:value-type="float">
            <text:p>0.26</text:p>
          </table:table-cell>
          <table:table-cell table:style-name="ce22" office:value-type="float" office:value="3.92185995377374" calcext:value-type="float">
            <text:p>3.92</text:p>
          </table:table-cell>
          <table:table-cell table:style-name="ce22" office:value-type="float" office:value="7.44361091938429" calcext:value-type="float">
            <text:p>7.44</text:p>
          </table:table-cell>
          <table:table-cell table:style-name="ce22" table:formula="of:=ABS([.R80]-[.U80])/[.R80]*100" office:value-type="float" office:value="6.6223820530062" calcext:value-type="float">
            <text:p>6.62</text:p>
          </table:table-cell>
          <table:table-cell table:style-name="ce22" table:formula="of:=ABS([.S80]-[.V80])/[.S80]*100" office:value-type="float" office:value="3.38348499144847" calcext:value-type="float">
            <text:p>3.3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1]^4+0.0363*[.C81]^3-0.941*[.C81]^2+8.96*[.C81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57002626161168" calcext:value-type="float">
            <text:p>0.457002626161168</text:p>
          </table:table-cell>
          <table:table-cell office:value-type="float" office:value="5.42437504715972" calcext:value-type="float">
            <text:p>5.42437504715972</text:p>
          </table:table-cell>
          <table:table-cell office:value-type="float" office:value="10.6100162356167" calcext:value-type="float">
            <text:p>10.6100162356167</text:p>
          </table:table-cell>
          <table:table-cell office:value-type="float" office:value="27.0784075538865" calcext:value-type="float">
            <text:p>27.0784075538865</text:p>
          </table:table-cell>
          <table:table-cell table:formula="of:=ABS([.E81]-[.I81])/[.E81]*100" office:value-type="float" office:value="4.08553526213967" calcext:value-type="float">
            <text:p>4.08553526213967</text:p>
          </table:table-cell>
          <table:table-cell table:formula="of:=ABS([.F81]-[.J81])/[.F81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string" calcext:value-type="string">
            <text:p>eff6</text:p>
          </table:table-cell>
          <table:table-cell table:style-name="ce3" table:formula="of:=1874.47/298.329" office:value-type="float" office:value="6.28323092961127" calcext:value-type="float">
            <text:p>6.28323092961127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9.85" calcext:value-type="float">
            <text:p>9.85</text:p>
          </table:table-cell>
          <table:table-cell table:style-name="ce22" office:value-type="float" office:value="0.395706204531442" calcext:value-type="float">
            <text:p>0.40</text:p>
          </table:table-cell>
          <table:table-cell table:style-name="ce22" office:value-type="float" office:value="6.0213171464083" calcext:value-type="float">
            <text:p>6.02</text:p>
          </table:table-cell>
          <table:table-cell table:style-name="ce22" office:value-type="float" office:value="11.4283382301705" calcext:value-type="float">
            <text:p>11.43</text:p>
          </table:table-cell>
          <table:table-cell table:style-name="ce22" table:formula="of:=ABS([.R81]-[.U81])/[.R81]*100" office:value-type="float" office:value="0.859583691931334" calcext:value-type="float">
            <text:p>0.86</text:p>
          </table:table-cell>
          <table:table-cell table:style-name="ce22" table:formula="of:=ABS([.S81]-[.V81])/[.S81]*100" office:value-type="float" office:value="16.0237383773655" calcext:value-type="float">
            <text:p>16.0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2]^4+0.0363*[.C82]^3-0.941*[.C82]^2+8.96*[.C82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37870155873999" calcext:value-type="float">
            <text:p>0.537870155873999</text:p>
          </table:table-cell>
          <table:table-cell office:value-type="float" office:value="6.38422898624881" calcext:value-type="float">
            <text:p>6.38422898624881</text:p>
          </table:table-cell>
          <table:table-cell office:value-type="float" office:value="12.4874780657793" calcext:value-type="float">
            <text:p>12.4874780657793</text:p>
          </table:table-cell>
          <table:table-cell office:value-type="float" office:value="27.0784105619424" calcext:value-type="float">
            <text:p>27.0784105619424</text:p>
          </table:table-cell>
          <table:table-cell table:formula="of:=ABS([.E82]-[.I82])/[.E82]*100" office:value-type="float" office:value="22.1976884458269" calcext:value-type="float">
            <text:p>22.1976884458269</text:p>
          </table:table-cell>
          <table:table-cell table:formula="of:=ABS([.F82]-[.J82])/[.F8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3]^4+0.0363*[.C83]^3-0.941*[.C83]^2+8.96*[.C83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721782575825898" calcext:value-type="float">
            <text:p>0.721782575825898</text:p>
          </table:table-cell>
          <table:table-cell office:value-type="float" office:value="8.56717046262762" calcext:value-type="float">
            <text:p>8.56717046262762</text:p>
          </table:table-cell>
          <table:table-cell office:value-type="float" office:value="16.7572888044741" calcext:value-type="float">
            <text:p>16.7572888044741</text:p>
          </table:table-cell>
          <table:table-cell office:value-type="float" office:value="27.0784071585908" calcext:value-type="float">
            <text:p>27.0784071585908</text:p>
          </table:table-cell>
          <table:table-cell table:formula="of:=ABS([.E83]-[.I83])/[.E83]*100" office:value-type="float" office:value="72.0142648856063" calcext:value-type="float">
            <text:p>72.0142648856063</text:p>
          </table:table-cell>
          <table:table-cell table:formula="of:=ABS([.F83]-[.J83])/[.F83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4]^4+0.0363*[.C84]^3-0.941*[.C84]^2+8.96*[.C84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0.931459918391408" calcext:value-type="float">
            <text:p>0.931459918391408</text:p>
          </table:table-cell>
          <table:table-cell office:value-type="float" office:value="11.05592793097" calcext:value-type="float">
            <text:p>11.05592793097</text:p>
          </table:table-cell>
          <table:table-cell office:value-type="float" office:value="21.6252745387681" calcext:value-type="float">
            <text:p>21.6252745387681</text:p>
          </table:table-cell>
          <table:table-cell office:value-type="float" office:value="27.0784026543841" calcext:value-type="float">
            <text:p>27.0784026543841</text:p>
          </table:table-cell>
          <table:table-cell table:formula="of:=ABS([.E84]-[.I84])/[.E84]*100" office:value-type="float" office:value="146.117128184629" calcext:value-type="float">
            <text:p>146.117128184629</text:p>
          </table:table-cell>
          <table:table-cell table:formula="of:=ABS([.F84]-[.J84])/[.F8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5]^4+0.0363*[.C85]^3-0.941*[.C85]^2+8.96*[.C85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1625722949006" calcext:value-type="float">
            <text:p>1.1625722949006</text:p>
          </table:table-cell>
          <table:table-cell office:value-type="float" office:value="13.799107610492" calcext:value-type="float">
            <text:p>13.799107610492</text:p>
          </table:table-cell>
          <table:table-cell office:value-type="float" office:value="26.9909052283329" calcext:value-type="float">
            <text:p>26.9909052283329</text:p>
          </table:table-cell>
          <table:table-cell office:value-type="float" office:value="27.0784016793452" calcext:value-type="float">
            <text:p>27.0784016793452</text:p>
          </table:table-cell>
          <table:table-cell table:formula="of:=ABS([.E85]-[.I85])/[.E85]*100" office:value-type="float" office:value="256.844113028114" calcext:value-type="float">
            <text:p>256.844113028114</text:p>
          </table:table-cell>
          <table:table-cell table:formula="of:=ABS([.F85]-[.J85])/[.F85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string" calcext:value-type="string" table:number-columns-spanned="1" table:number-rows-spanned="2">
            <text:p>effective activation energy</text:p>
          </table:table-cell>
          <table:table-cell table:style-name="ce3" office:value-type="string" calcext:value-type="string" table:number-columns-spanned="2" table:number-rows-spanned="1">
            <text:p>simulation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blast model for over-drive factor=1.75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rror %</text:p>
          </table:table-cell>
          <table:covered-table-cell table:style-name="ce3"/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6]^4+0.0363*[.C86]^3-0.941*[.C86]^2+8.96*[.C86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4074541248929" calcext:value-type="float">
            <text:p>1.4074541248929</text:p>
          </table:table-cell>
          <table:table-cell office:value-type="float" office:value="16.7057232531066" calcext:value-type="float">
            <text:p>16.7057232531066</text:p>
          </table:table-cell>
          <table:table-cell office:value-type="float" office:value="32.6762139549851" calcext:value-type="float">
            <text:p>32.6762139549851</text:p>
          </table:table-cell>
          <table:table-cell office:value-type="float" office:value="27.0784017013398" calcext:value-type="float">
            <text:p>27.0784017013398</text:p>
          </table:table-cell>
          <table:table-cell table:formula="of:=ABS([.E86]-[.I86])/[.E86]*100" office:value-type="float" office:value="425.882804358113" calcext:value-type="float">
            <text:p>425.882804358113</text:p>
          </table:table-cell>
          <table:table-cell table:formula="of:=ABS([.F86]-[.J86])/[.F86]*100" office:value-type="string" office:string-value="" calcext:value-type="error">
            <text:p>#DIV/0!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4"/>
          <table:table-cell table:style-name="ce3" office:value-type="string" calcext:value-type="string">
            <text:p>eff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float" office:value="0.138396222693684" calcext:value-type="float">
            <text:p>0.14</text:p>
          </table:table-cell>
          <table:table-cell table:style-name="ce22" office:value-type="float" office:value="1.96543112602074" calcext:value-type="float">
            <text:p>1.97</text:p>
          </table:table-cell>
          <table:table-cell table:style-name="ce22" office:value-type="float" office:value="3.76373781085137" calcext:value-type="float">
            <text:p>3.76</text:p>
          </table:table-cell>
          <table:table-cell table:style-name="ce22" table:formula="of:=ABS([.Q87]-[.T87])/[.Q87]*100" office:value-type="float" office:value="14.546472781707" calcext:value-type="float">
            <text:p>14.55</text:p>
          </table:table-cell>
          <table:table-cell table:style-name="ce22" table:formula="of:=ABS([.R87]-[.U87])/[.R87]*100" office:value-type="float" office:value="16.3613819810807" calcext:value-type="float">
            <text:p>16.3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eff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22" office:value-type="float" office:value="0.26" calcext:value-type="float">
            <text:p>0.26</text:p>
          </table:table-cell>
          <table:table-cell table:style-name="ce22" office:value-type="float" office:value="3.65765893586123" calcext:value-type="float">
            <text:p>3.66</text:p>
          </table:table-cell>
          <table:table-cell table:style-name="ce22" office:value-type="float" office:value="7.00430000005213" calcext:value-type="float">
            <text:p>7.00</text:p>
          </table:table-cell>
          <table:table-cell table:style-name="ce22" table:formula="of:=ABS([.Q88]-[.T88])/[.Q88]*100" office:value-type="float" office:value="12.9128824794945" calcext:value-type="float">
            <text:p>12.91</text:p>
          </table:table-cell>
          <table:table-cell table:style-name="ce22" table:formula="of:=ABS([.R88]-[.U88])/[.R88]*100" office:value-type="float" office:value="2.71805555483154" calcext:value-type="float">
            <text:p>2.7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3"/>
          <table:table-cell table:style-name="ce3"/>
          <table:table-cell table:number-columns-repeated="4"/>
          <table:table-cell table:style-name="ce3" office:value-type="string" calcext:value-type="string">
            <text:p>eff6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9.85" calcext:value-type="float">
            <text:p>9.85</text:p>
          </table:table-cell>
          <table:table-cell table:style-name="ce22" office:value-type="float" office:value="0.393317746243325" calcext:value-type="float">
            <text:p>0.39</text:p>
          </table:table-cell>
          <table:table-cell table:style-name="ce22" office:value-type="float" office:value="5.58569392885138" calcext:value-type="float">
            <text:p>5.59</text:p>
          </table:table-cell>
          <table:table-cell table:style-name="ce22" office:value-type="float" office:value="10.6964254109612" calcext:value-type="float">
            <text:p>10.70</text:p>
          </table:table-cell>
          <table:table-cell table:style-name="ce22" table:formula="of:=ABS([.Q89]-[.T89])/[.Q89]*100" office:value-type="float" office:value="6.43728762392998" calcext:value-type="float">
            <text:p>6.44</text:p>
          </table:table-cell>
          <table:table-cell table:style-name="ce22" table:formula="of:=ABS([.R89]-[.U89])/[.R89]*100" office:value-type="float" office:value="8.59315138031676" calcext:value-type="float">
            <text:p>8.59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blast model – od=2.0</text:p>
          </table:table-cell>
          <table:covered-table-cell table:number-columns-repeated="3" table:style-name="ce3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3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3" office:value-type="string" calcext:value-type="string">
            <text:p>kernel radius [cm]</text:p>
          </table:table-cell>
          <table:table-cell table:style-name="ce3" office:value-type="string" calcext:value-type="string">
            <text:p>cell width [cm]</text:p>
          </table:table-cell>
          <table:table-cell table:style-name="ce3" office:value-type="string" calcext:value-type="string">
            <text:p>cell length [cm]</text:p>
          </table:table-cell>
          <table:table-cell table:style-name="ce3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3" office:value-type="string" calcext:value-type="string">
            <text:p>theta</text:p>
          </table:table-cell>
          <table:table-cell/>
          <table:table-cell table:style-name="ce3" office:value-type="string" calcext:value-type="string" table:number-columns-spanned="1" table:number-rows-spanned="2">
            <text:p>effective activation energy</text:p>
          </table:table-cell>
          <table:table-cell table:style-name="ce3" office:value-type="string" calcext:value-type="string" table:number-columns-spanned="2" table:number-rows-spanned="1">
            <text:p>simulation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blast model for over-drive factor=1.7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rror %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92]/[.F92])*(180/PI())" office:value-type="float" office:value="27.0720802379928" calcext:value-type="float">
            <text:p>27.0720802379928</text:p>
          </table:table-cell>
          <table:table-cell office:value-type="float" office:value="0.140838472782541" calcext:value-type="float">
            <text:p>0.140838472782541</text:p>
          </table:table-cell>
          <table:table-cell office:value-type="float" office:value="1.58321553882641" calcext:value-type="float">
            <text:p>1.58321553882641</text:p>
          </table:table-cell>
          <table:table-cell office:value-type="float" office:value="2.98954423743136" calcext:value-type="float">
            <text:p>2.98954423743136</text:p>
          </table:table-cell>
          <table:table-cell office:value-type="float" office:value="27.9049895944621" calcext:value-type="float">
            <text:p>27.9049895944621</text:p>
          </table:table-cell>
          <table:table-cell table:formula="of:=ABS([.E92]-[.I92])/[.E92]*100" office:value-type="float" office:value="31.1645417901561" calcext:value-type="float">
            <text:p>31.1645417901561</text:p>
          </table:table-cell>
          <table:table-cell table:formula="of:=ABS([.F92]-[.J92])/[.F92]*100" office:value-type="float" office:value="33.5656836126364" calcext:value-type="float">
            <text:p>33.5656836126364</text:p>
          </table:table-cell>
          <table:table-cell table:style-name="ce3" table:formula="of:=ABS([.G92]-[.K92])/[.G92]*100" office:value-type="float" office:value="3.07663596276004" calcext:value-type="float">
            <text:p>3.07663596276004</text:p>
          </table:table-cell>
          <table:table-cell/>
          <table:covered-table-cell table:style-name="ce3"/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kernel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 table:style-name="ce3"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93]/[.F93])*(180/PI())" office:value-type="float" office:value="30.6467414370814" calcext:value-type="float">
            <text:p>30.6467414370814</text:p>
          </table:table-cell>
          <table:table-cell office:value-type="float" office:value="0.251639249929979" calcext:value-type="float">
            <text:p>0.251639249929979</text:p>
          </table:table-cell>
          <table:table-cell office:value-type="float" office:value="2.82876663371782" calcext:value-type="float">
            <text:p>2.82876663371782</text:p>
          </table:table-cell>
          <table:table-cell office:value-type="float" office:value="5.34148585995473" calcext:value-type="float">
            <text:p>5.34148585995473</text:p>
          </table:table-cell>
          <table:table-cell office:value-type="float" office:value="27.9049884034613" calcext:value-type="float">
            <text:p>27.9049884034613</text:p>
          </table:table-cell>
          <table:table-cell table:formula="of:=ABS([.E93]-[.I93])/[.E93]*100" office:value-type="float" office:value="33.6904211505434" calcext:value-type="float">
            <text:p>33.6904211505434</text:p>
          </table:table-cell>
          <table:table-cell table:formula="of:=ABS([.F93]-[.J93])/[.F93]*100" office:value-type="float" office:value="25.8126963895176" calcext:value-type="float">
            <text:p>25.8126963895176</text:p>
          </table:table-cell>
          <table:table-cell table:style-name="ce3" table:formula="of:=ABS([.G93]-[.K93])/[.G93]*100" office:value-type="float" office:value="8.94631176123247" calcext:value-type="float">
            <text:p>8.94631176123247</text:p>
          </table:table-cell>
          <table:table-cell/>
          <table:table-cell table:style-name="ce3" office:value-type="string" calcext:value-type="string">
            <text:p>eff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float" office:value="0.137974163306821" calcext:value-type="float">
            <text:p>0.14</text:p>
          </table:table-cell>
          <table:table-cell table:style-name="ce22" office:value-type="float" office:value="2.0717000737304" calcext:value-type="float">
            <text:p>2.07</text:p>
          </table:table-cell>
          <table:table-cell table:style-name="ce22" office:value-type="float" office:value="3.96123599516249" calcext:value-type="float">
            <text:p>3.96</text:p>
          </table:table-cell>
          <table:table-cell table:style-name="ce22" table:formula="of:=ABS([.Q93]-[.T93])/[.Q93]*100" office:value-type="float" office:value="9.92608375085217" calcext:value-type="float">
            <text:p>9.93</text:p>
          </table:table-cell>
          <table:table-cell table:style-name="ce22" table:formula="of:=ABS([.R93]-[.U93])/[.R93]*100" office:value-type="float" office:value="11.9725334408336" calcext:value-type="float">
            <text:p>11.97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4]^4+0.0363*[.C94]^3-0.941*[.C94]^2+8.96*[.C94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375047392232955" calcext:value-type="float">
            <text:p>0.375047392232955</text:p>
          </table:table-cell>
          <table:table-cell office:value-type="float" office:value="4.21604160670182" calcext:value-type="float">
            <text:p>4.21604160670182</text:p>
          </table:table-cell>
          <table:table-cell office:value-type="float" office:value="7.9610407302857" calcext:value-type="float">
            <text:p>7.9610407302857</text:p>
          </table:table-cell>
          <table:table-cell office:value-type="float" office:value="27.9049886556658" calcext:value-type="float">
            <text:p>27.9049886556658</text:p>
          </table:table-cell>
          <table:table-cell table:formula="of:=ABS([.E94]-[.I94])/[.E94]*100" office:value-type="float" office:value="17.0189598251767" calcext:value-type="float">
            <text:p>17.0189598251767</text:p>
          </table:table-cell>
          <table:table-cell table:formula="of:=ABS([.F94]-[.J94])/[.F94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string" calcext:value-type="string">
            <text:p>eff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22" office:value-type="float" office:value="0.257554779650286" calcext:value-type="float">
            <text:p>0.26</text:p>
          </table:table-cell>
          <table:table-cell table:style-name="ce22" office:value-type="float" office:value="3.92185995377374" calcext:value-type="float">
            <text:p>3.92</text:p>
          </table:table-cell>
          <table:table-cell table:style-name="ce22" office:value-type="float" office:value="7.44361091938429" calcext:value-type="float">
            <text:p>7.44</text:p>
          </table:table-cell>
          <table:table-cell table:style-name="ce22" table:formula="of:=ABS([.Q94]-[.T94])/[.Q94]*100" office:value-type="float" office:value="6.6223820530062" calcext:value-type="float">
            <text:p>6.62</text:p>
          </table:table-cell>
          <table:table-cell table:style-name="ce22" table:formula="of:=ABS([.R94]-[.U94])/[.R94]*100" office:value-type="float" office:value="3.38348499144847" calcext:value-type="float">
            <text:p>3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5]^4+0.0363*[.C95]^3-0.941*[.C95]^2+8.96*[.C95]+2)*0.175" office:value-type="float" office:value="5.21145905" calcext:value-type="float">
            <text:p>5.21145905</text:p>
          </table:table-cell>
          <table:table-cell table:number-columns-repeated="2"/>
          <table:table-cell office:value-type="float" office:value="0.445168358142488" calcext:value-type="float">
            <text:p>0.445168358142488</text:p>
          </table:table-cell>
          <table:table-cell office:value-type="float" office:value="5.0042964175558" calcext:value-type="float">
            <text:p>5.0042964175558</text:p>
          </table:table-cell>
          <table:table-cell office:value-type="float" office:value="9.44948164821275" calcext:value-type="float">
            <text:p>9.44948164821275</text:p>
          </table:table-cell>
          <table:table-cell office:value-type="float" office:value="27.9049885461933" calcext:value-type="float">
            <text:p>27.9049885461933</text:p>
          </table:table-cell>
          <table:table-cell table:formula="of:=ABS([.E95]-[.I95])/[.E95]*100" office:value-type="float" office:value="3.97513691380154" calcext:value-type="float">
            <text:p>3.97513691380154</text:p>
          </table:table-cell>
          <table:table-cell table:formula="of:=ABS([.F95]-[.J95])/[.F95]*100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string" calcext:value-type="string">
            <text:p>eff6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9.85" calcext:value-type="float">
            <text:p>9.85</text:p>
          </table:table-cell>
          <table:table-cell table:style-name="ce22" office:value-type="float" office:value="0.395706204531442" calcext:value-type="float">
            <text:p>0.40</text:p>
          </table:table-cell>
          <table:table-cell table:style-name="ce22" office:value-type="float" office:value="6.0213171464083" calcext:value-type="float">
            <text:p>6.02</text:p>
          </table:table-cell>
          <table:table-cell table:style-name="ce22" office:value-type="float" office:value="11.4283382301705" calcext:value-type="float">
            <text:p>11.43</text:p>
          </table:table-cell>
          <table:table-cell table:style-name="ce22" table:formula="of:=ABS([.Q95]-[.T95])/[.Q95]*100" office:value-type="float" office:value="0.859583691931334" calcext:value-type="float">
            <text:p>0.86</text:p>
          </table:table-cell>
          <table:table-cell table:style-name="ce22" table:formula="of:=ABS([.R95]-[.U95])/[.R95]*100" office:value-type="float" office:value="16.0237383773655" calcext:value-type="float">
            <text:p>1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6]^4+0.0363*[.C96]^3-0.941*[.C96]^2+8.96*[.C96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522202094129923" calcext:value-type="float">
            <text:p>0.522202094129923</text:p>
          </table:table-cell>
          <table:table-cell office:value-type="float" office:value="5.87026015412117" calcext:value-type="float">
            <text:p>5.87026015412117</text:p>
          </table:table-cell>
          <table:table-cell office:value-type="float" office:value="11.0846583751263" calcext:value-type="float">
            <text:p>11.0846583751263</text:p>
          </table:table-cell>
          <table:table-cell office:value-type="float" office:value="27.9049882899308" calcext:value-type="float">
            <text:p>27.9049882899308</text:p>
          </table:table-cell>
          <table:table-cell table:formula="of:=ABS([.E96]-[.I96])/[.E96]*100" office:value-type="float" office:value="12.3600395528316" calcext:value-type="float">
            <text:p>12.3600395528316</text:p>
          </table:table-cell>
          <table:table-cell table:formula="of:=ABS([.F96]-[.J96])/[.F9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7]^4+0.0363*[.C97]^3-0.941*[.C97]^2+8.96*[.C97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696538783513842" calcext:value-type="float">
            <text:p>0.696538783513842</text:p>
          </table:table-cell>
          <table:table-cell office:value-type="float" office:value="7.83004129424161" calcext:value-type="float">
            <text:p>7.83004129424161</text:p>
          </table:table-cell>
          <table:table-cell office:value-type="float" office:value="14.785263142281" calcext:value-type="float">
            <text:p>14.785263142281</text:p>
          </table:table-cell>
          <table:table-cell office:value-type="float" office:value="27.9049860285777" calcext:value-type="float">
            <text:p>27.9049860285777</text:p>
          </table:table-cell>
          <table:table-cell table:formula="of:=ABS([.E97]-[.I97])/[.E97]*100" office:value-type="float" office:value="57.2139603301197" calcext:value-type="float">
            <text:p>57.2139603301197</text:p>
          </table:table-cell>
          <table:table-cell table:formula="of:=ABS([.F97]-[.J97])/[.F9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8]^4+0.0363*[.C98]^3-0.941*[.C98]^2+8.96*[.C98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0.893781678880848" calcext:value-type="float">
            <text:p>0.893781678880848</text:p>
          </table:table-cell>
          <table:table-cell office:value-type="float" office:value="10.0473191729693" calcext:value-type="float">
            <text:p>10.0473191729693</text:p>
          </table:table-cell>
          <table:table-cell office:value-type="float" office:value="18.9720912075663" calcext:value-type="float">
            <text:p>18.9720912075663</text:p>
          </table:table-cell>
          <table:table-cell office:value-type="float" office:value="27.9049860690117" calcext:value-type="float">
            <text:p>27.9049860690117</text:p>
          </table:table-cell>
          <table:table-cell table:formula="of:=ABS([.E98]-[.I98])/[.E98]*100" office:value-type="float" office:value="123.664386765644" calcext:value-type="float">
            <text:p>123.664386765644</text:p>
          </table:table-cell>
          <table:table-cell table:formula="of:=ABS([.F98]-[.J98])/[.F98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9]^4+0.0363*[.C99]^3-0.941*[.C99]^2+8.96*[.C99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10933793897985" calcext:value-type="float">
            <text:p>1.10933793897985</text:p>
          </table:table-cell>
          <table:table-cell office:value-type="float" office:value="12.4704639690372" calcext:value-type="float">
            <text:p>12.4704639690372</text:p>
          </table:table-cell>
          <table:table-cell office:value-type="float" office:value="23.5476513489371" calcext:value-type="float">
            <text:p>23.5476513489371</text:p>
          </table:table-cell>
          <table:table-cell office:value-type="float" office:value="27.9049871652292" calcext:value-type="float">
            <text:p>27.9049871652292</text:p>
          </table:table-cell>
          <table:table-cell table:formula="of:=ABS([.E99]-[.I99])/[.E99]*100" office:value-type="float" office:value="222.485466429483" calcext:value-type="float">
            <text:p>222.485466429483</text:p>
          </table:table-cell>
          <table:table-cell table:formula="of:=ABS([.F99]-[.J99])/[.F9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00]^4+0.0363*[.C100]^3-0.941*[.C100]^2+8.96*[.C100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33557871023125" calcext:value-type="float">
            <text:p>1.33557871023125</text:p>
          </table:table-cell>
          <table:table-cell office:value-type="float" office:value="15.013717129504" calcext:value-type="float">
            <text:p>15.013717129504</text:p>
          </table:table-cell>
          <table:table-cell office:value-type="float" office:value="28.350008835991" calcext:value-type="float">
            <text:p>28.350008835991</text:p>
          </table:table-cell>
          <table:table-cell office:value-type="float" office:value="27.9049880168873" calcext:value-type="float">
            <text:p>27.9049880168873</text:p>
          </table:table-cell>
          <table:table-cell table:formula="of:=ABS([.E100]-[.I100])/[.E100]*100" office:value-type="float" office:value="372.619805097918" calcext:value-type="float">
            <text:p>372.619805097918</text:p>
          </table:table-cell>
          <table:table-cell table:formula="of:=ABS([.F100]-[.J100])/[.F100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1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9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 table:number-columns-spanned="11" table:number-rows-spanned="2">
            <text:p>Updated – lu et al parameters - 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/>
          <table:covered-table-cell/>
          <table:covered-table-cell table:number-columns-repeated="9" table:style-name="Default"/>
          <table:covered-table-cell/>
        </table:table-row>
        <table:table-row table:style-name="ro1">
          <table:table-cell/>
          <table:table-cell table:style-name="ce3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6"/>
          <table:table-cell table:number-columns-repeated="2"/>
          <table:table-cell table:style-name="ce3"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4" table:number-rows-spanned="1">
            <text:p>blast model(od=1.7417968750000001)full integration</text:p>
          </table:table-cell>
          <table:covered-table-cell table:number-columns-repeated="3"/>
          <table:table-cell office:value-type="string" calcext:value-type="string" table:number-columns-spanned="2" table:number-rows-spanned="1">
            <text:p>Error %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kernel radius [cm]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table:style-name="ce3" office:value-type="string" calcext:value-type="string">
            <text:p>cell lengt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8215957826893" calcext:value-type="float">
            <text:p>0.138215957826893</text:p>
          </table:table-cell>
          <table:table-cell office:value-type="float" office:value="1.9775517928744" calcext:value-type="float">
            <text:p>1.9775517928744</text:p>
          </table:table-cell>
          <table:table-cell office:value-type="float" office:value="3.79480605612513" calcext:value-type="float">
            <text:p>3.79480605612513</text:p>
          </table:table-cell>
          <table:table-cell office:value-type="float" office:value="27.5249503394485" calcext:value-type="float">
            <text:p>27.5249503394485</text:p>
          </table:table-cell>
          <table:table-cell table:formula="of:=ABS([.E8]-[.H8])/[.E8]*100" office:value-type="float" office:value="14.0194872663304" calcext:value-type="float">
            <text:p>14.0194872663304</text:p>
          </table:table-cell>
          <table:table-cell table:style-name="ce3" table:formula="of:=ABS([.F8]-[.I8])/[.F8]*100" office:value-type="float" office:value="15.6709765305528" calcext:value-type="float">
            <text:p>15.6709765305528</text:p>
          </table:table-cell>
        </table:table-row>
        <table:table-row table:style-name="ro1">
          <table:table-cell/>
          <table:covered-table-cell table:style-name="ce3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57610963589223" calcext:value-type="float">
            <text:p>0.257610963589223</text:p>
          </table:table-cell>
          <table:table-cell office:value-type="float" office:value="3.68582947178061" calcext:value-type="float">
            <text:p>3.68582947178061</text:p>
          </table:table-cell>
          <table:table-cell office:value-type="float" office:value="7.07289071664257" calcext:value-type="float">
            <text:p>7.07289071664257</text:p>
          </table:table-cell>
          <table:table-cell office:value-type="float" office:value="27.5249508159843" calcext:value-type="float">
            <text:p>27.5249508159843</text:p>
          </table:table-cell>
          <table:table-cell table:formula="of:=ABS([.E9]-[.H9])/[.E9]*100" office:value-type="float" office:value="13.5998717351006" calcext:value-type="float">
            <text:p>13.5998717351006</text:p>
          </table:table-cell>
          <table:table-cell table:style-name="ce3" table:formula="of:=ABS([.F9]-[.I9])/[.F9]*100" office:value-type="float" office:value="1.76540671329762" calcext:value-type="float">
            <text:p>1.76540671329762</text:p>
          </table:table-cell>
        </table:table-row>
        <table:table-row table:style-name="ro1">
          <table:table-cell/>
          <table:covered-table-cell table:style-name="ce3"/>
          <table:table-cell office:value-type="string" calcext:value-type="string">
            <text:p>eff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393736196816745" calcext:value-type="float">
            <text:p>0.393736196816745</text:p>
          </table:table-cell>
          <table:table-cell office:value-type="float" office:value="5.63348006440861" calcext:value-type="float">
            <text:p>5.63348006440861</text:p>
          </table:table-cell>
          <table:table-cell office:value-type="float" office:value="10.8103179533574" calcext:value-type="float">
            <text:p>10.8103179533574</text:p>
          </table:table-cell>
          <table:table-cell office:value-type="float" office:value="27.5249510152574" calcext:value-type="float">
            <text:p>27.5249510152574</text:p>
          </table:table-cell>
          <table:table-cell table:formula="of:=ABS([.E10]-[.H10])/[.E10]*100" office:value-type="string" office:string-value="" calcext:value-type="error">
            <text:p>#DIV/0!</text:p>
          </table:table-cell>
          <table:table-cell table:style-name="ce3" table:formula="of:=ABS([.F10]-[.I10])/[.F10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471618811543847" calcext:value-type="float">
            <text:p>0.471618811543847</text:p>
          </table:table-cell>
          <table:table-cell office:value-type="float" office:value="6.74781817210894" calcext:value-type="float">
            <text:p>6.74781817210894</text:p>
          </table:table-cell>
          <table:table-cell office:value-type="float" office:value="12.948667278761" calcext:value-type="float">
            <text:p>12.948667278761</text:p>
          </table:table-cell>
          <table:table-cell office:value-type="float" office:value="27.5249513231155" calcext:value-type="float">
            <text:p>27.5249513231155</text:p>
          </table:table-cell>
          <table:table-cell table:formula="of:=ABS([.E11]-[.H11])/[.E11]*100" office:value-type="string" office:string-value="" calcext:value-type="error">
            <text:p>#DIV/0!</text:p>
          </table:table-cell>
          <table:table-cell table:style-name="ce3" table:formula="of:=ABS([.F11]-[.I11])/[.F11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557561029265659" calcext:value-type="float">
            <text:p>0.557561029265659</text:p>
          </table:table-cell>
          <table:table-cell office:value-type="float" office:value="7.97744347553287" calcext:value-type="float">
            <text:p>7.97744347553287</text:p>
          </table:table-cell>
          <table:table-cell office:value-type="float" office:value="15.3082463362493" calcext:value-type="float">
            <text:p>15.3082463362493</text:p>
          </table:table-cell>
          <table:table-cell office:value-type="float" office:value="27.5249509796237" calcext:value-type="float">
            <text:p>27.5249509796237</text:p>
          </table:table-cell>
          <table:table-cell table:formula="of:=ABS([.E12]-[.H12])/[.E12]*100" office:value-type="string" office:string-value="" calcext:value-type="error">
            <text:p>#DIV/0!</text:p>
          </table:table-cell>
          <table:table-cell table:style-name="ce3" table:formula="of:=ABS([.F12]-[.I12])/[.F12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753809375145518" calcext:value-type="float">
            <text:p>0.753809375145518</text:p>
          </table:table-cell>
          <table:table-cell office:value-type="float" office:value="10.7853152985802" calcext:value-type="float">
            <text:p>10.7853152985802</text:p>
          </table:table-cell>
          <table:table-cell office:value-type="float" office:value="20.6963877518397" calcext:value-type="float">
            <text:p>20.6963877518397</text:p>
          </table:table-cell>
          <table:table-cell office:value-type="float" office:value="27.524950974898" calcext:value-type="float">
            <text:p>27.524950974898</text:p>
          </table:table-cell>
          <table:table-cell table:formula="of:=ABS([.E13]-[.H13])/[.E13]*100" office:value-type="string" office:string-value="" calcext:value-type="error">
            <text:p>#DIV/0!</text:p>
          </table:table-cell>
          <table:table-cell table:style-name="ce3" table:formula="of:=ABS([.F13]-[.I13])/[.F13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979199368844866" calcext:value-type="float">
            <text:p>0.979199368844866</text:p>
          </table:table-cell>
          <table:table-cell office:value-type="float" office:value="14.010135941681" calcext:value-type="float">
            <text:p>14.010135941681</text:p>
          </table:table-cell>
          <table:table-cell office:value-type="float" office:value="26.8846295405692" calcext:value-type="float">
            <text:p>26.8846295405692</text:p>
          </table:table-cell>
          <table:table-cell office:value-type="float" office:value="27.5249509444859" calcext:value-type="float">
            <text:p>27.5249509444859</text:p>
          </table:table-cell>
          <table:table-cell table:formula="of:=ABS([.E14]-[.H14])/[.E14]*100" office:value-type="string" office:string-value="" calcext:value-type="error">
            <text:p>#DIV/0!</text:p>
          </table:table-cell>
          <table:table-cell table:style-name="ce3" table:formula="of:=ABS([.F14]-[.I14])/[.F14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22982504166104" calcext:value-type="float">
            <text:p>1.22982504166104</text:p>
          </table:table-cell>
          <table:table-cell office:value-type="float" office:value="17.5960285277152" calcext:value-type="float">
            <text:p>17.5960285277152</text:p>
          </table:table-cell>
          <table:table-cell office:value-type="float" office:value="33.7657471424219" calcext:value-type="float">
            <text:p>33.7657471424219</text:p>
          </table:table-cell>
          <table:table-cell office:value-type="float" office:value="27.5249509799837" calcext:value-type="float">
            <text:p>27.5249509799837</text:p>
          </table:table-cell>
          <table:table-cell table:formula="of:=ABS([.E15]-[.H15])/[.E15]*100" office:value-type="string" office:string-value="" calcext:value-type="error">
            <text:p>#DIV/0!</text:p>
          </table:table-cell>
          <table:table-cell table:style-name="ce3" table:formula="of:=ABS([.F15]-[.I15])/[.F15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49805945947355" calcext:value-type="float">
            <text:p>1.49805945947355</text:p>
          </table:table-cell>
          <table:table-cell office:value-type="float" office:value="21.4338593872516" calcext:value-type="float">
            <text:p>21.4338593872516</text:p>
          </table:table-cell>
          <table:table-cell office:value-type="float" office:value="41.130319561105" calcext:value-type="float">
            <text:p>41.130319561105</text:p>
          </table:table-cell>
          <table:table-cell office:value-type="float" office:value="27.5249509801432" calcext:value-type="float">
            <text:p>27.5249509801432</text:p>
          </table:table-cell>
          <table:table-cell table:formula="of:=ABS([.E16]-[.H16])/[.E16]*100" office:value-type="string" office:string-value="" calcext:value-type="error">
            <text:p>#DIV/0!</text:p>
          </table:table-cell>
          <table:table-cell table:style-name="ce3" table:formula="of:=ABS([.F16]-[.I16])/[.F16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34.15" calcext:value-type="float">
            <text:p>34.15</text:p>
          </table:table-cell>
          <table:table-cell office:value-type="float" office:value="91.35" calcext:value-type="float">
            <text:p>91.35</text:p>
          </table:table-cell>
          <table:table-cell/>
          <table:table-cell table:formula="of:=ABS([.E17]-[.H17])/[.E17]*100" office:value-type="float" office:value="2176.66666666667" calcext:value-type="float">
            <text:p>2176.66666666667</text:p>
          </table:table-cell>
          <table:table-cell table:style-name="ce3" table:formula="of:=ABS([.F17]-[.I17])/[.F17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3"/>
          <table:table-cell table:number-columns-spanned="7" table:number-rows-spanned="1"/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2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table:style-name="ce3" table:number-columns-spanned="1" table:number-rows-spanned="3"/>
          <table:table-cell table:number-columns-repeated="10"/>
        </table:table-row>
        <table:table-row table:style-name="ro1">
          <table:table-cell/>
          <table:covered-table-cell table:style-name="ce3"/>
          <table:table-cell table:number-columns-repeated="10"/>
        </table:table-row>
        <table:table-row table:style-name="ro1">
          <table:table-cell/>
          <table:covered-table-cell table:style-name="ce3"/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7:57:25.402172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3:12:23.672262168</meta:creation-date>
    <dc:date>2021-12-16T17:57:52.129007389</dc:date>
    <meta:editing-duration>P4DT1H56M8S</meta:editing-duration>
    <meta:editing-cycles>91</meta:editing-cycles>
    <meta:generator>LibreOffice/6.0.7.3$Linux_X86_64 LibreOffice_project/00m0$Build-3</meta:generator>
    <meta:document-statistic meta:table-count="2" meta:cell-count="1002" meta:object-count="0"/>
  </office:meta>
</office:document-meta>
</file>